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008cm" fo:min-width="1.252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5.846cm" fo:min-width="11.946cm"/>
      <style:paragraph-properties style:writing-mode="lr-tb"/>
    </style:style>
    <style:style style:name="gr3" style:family="graphic" style:parent-style-name="objectwithoutfill">
      <style:graphic-properties draw:stroke="dash" draw:stroke-dash="Dot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512cm" fo:min-width="1.532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512cm" fo:min-width="2.294cm"/>
      <style:paragraph-properties style:writing-mode="lr-tb"/>
    </style:style>
    <style:style style:name="gr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512cm" fo:min-width="2.66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512cm" fo:min-width="2.294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512cm" fo:min-width="1.874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2.29cm" fo:min-width="2.294cm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008cm" fo:min-width="2.492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draw:stroke="dash" draw:stroke-dash="Dot" svg:stroke-width="0.035cm" draw:marker-start-width="0.252cm" draw:marker-end-width="0.252cm" draw:fill="none" draw:textarea-horizontal-align="justify" draw:textarea-vertical-align="middle" draw:auto-grow-height="false" fo:min-height="2.544cm" fo:min-width="7.628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36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</style:style>
    <style:style style:name="P7" style:family="paragraph">
      <style:text-properties fo:font-style="italic"/>
    </style:style>
    <style:style style:name="P8" style:family="paragraph">
      <loext:graphic-properties draw:fill="none" draw:fill-color="#ffffff"/>
      <style:text-properties fo:font-style="italic"/>
    </style:style>
    <style:style style:name="P9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478cm" svg:height="1.778cm" svg:x="4.106cm" svg:y="5.002cm">
          <text:p text:style-name="P1">Alloy<text:line-break/>Sp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446cm" svg:height="6.096cm" svg:x="8.086cm" svg:y="3.04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07cm" svg:y1="7.188cm" svg:x2="20.516cm" svg:y2="7.188cm">
          <text:p/>
        </draw:line>
        <draw:line draw:style-name="gr3" draw:text-style-name="P3" draw:layer="layout" svg:x1="14.478cm" svg:y1="7.188cm" svg:x2="14.478cm" svg:y2="9.144cm">
          <text:p/>
        </draw:line>
        <draw:frame draw:style-name="gr4" draw:text-style-name="P5" draw:layer="layout" svg:width="1.715cm" svg:height="0.962cm" svg:x="19.196cm" svg:y="7.052cm">
          <draw:text-box>
            <text:p text:style-name="P4"><text:span text:style-name="T1">MC</text:span></text:p>
          </draw:text-box>
        </draw:frame>
        <draw:frame draw:style-name="gr4" draw:text-style-name="P5" draw:layer="layout" svg:width="1.715cm" svg:height="0.962cm" svg:x="7.897cm" svg:y="7.052cm">
          <draw:text-box>
            <text:p text:style-name="P4"><text:span text:style-name="T1">SAT</text:span></text:p>
          </draw:text-box>
        </draw:frame>
        <draw:custom-shape draw:style-name="gr5" draw:text-style-name="P2" draw:layer="layout" svg:width="2.032cm" svg:height="0.762cm" svg:x="8.191cm" svg:y="8.104cm">
          <text:p text:style-name="P1">SAT4J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794cm" svg:height="0.762cm" svg:x="10.414cm" svg:y="8.104cm">
          <text:p text:style-name="P1">MiniSAT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27cm" svg:height="0.962cm" svg:x="13.208cm" svg:y="8.104cm">
          <draw:text-box>
            <text:p>...</text:p>
          </draw:text-box>
        </draw:frame>
        <draw:custom-shape draw:style-name="gr7" draw:text-style-name="P2" draw:layer="layout" svg:width="3.166cm" svg:height="0.762cm" svg:x="14.719cm" svg:y="8.104cm">
          <text:p text:style-name="P1">ApproxMC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794cm" svg:height="0.762cm" svg:x="10.414cm" svg:y="8.104cm">
          <text:p text:style-name="P1">MiniSAT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374cm" svg:height="0.762cm" svg:x="18.034cm" svg:y="8.104cm">
          <text:p text:style-name="P1">ProjM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2.794cm" svg:height="2.54cm" svg:x="15.298cm" svg:y="3.419cm">
          <text:p text:style-name="P1">Kodkod</text:p>
          <text:p text:style-name="P1">Translato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794cm" svg:height="2.54cm" svg:x="10.398cm" svg:y="3.419cm">
          <text:p text:style-name="P1">Alloy<text:line-break/>Parser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6.604cm" svg:y1="5.891cm" svg:x2="8.064cm" svg:y2="5.891cm">
          <text:p/>
        </draw:line>
        <draw:line draw:style-name="gr12" draw:text-style-name="P1" draw:layer="layout" svg:x1="13.192cm" svg:y1="4.651cm" svg:x2="15.298cm" svg:y2="4.651cm">
          <text:p/>
        </draw:line>
        <draw:line draw:style-name="gr12" draw:text-style-name="P1" draw:layer="layout" svg:x1="14.488cm" svg:y1="6.096cm" svg:x2="14.488cm" svg:y2="7.223cm">
          <text:p/>
        </draw:line>
        <draw:custom-shape draw:style-name="gr13" draw:text-style-name="P2" draw:layer="layout" svg:width="4.23cm" svg:height="1.778cm" svg:x="21.932cm" svg:y="5.103cm">
          <text:p text:style-name="P1">Solution/<text:line-break/>model c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20.504cm" svg:y1="5.992cm" svg:x2="21.964cm" svg:y2="5.992cm">
          <text:p/>
        </draw:line>
        <draw:custom-shape draw:style-name="gr14" draw:text-style-name="P2" draw:layer="layout" svg:width="8.128cm" svg:height="2.794cm" svg:x="10.16cm" svg:y="3.302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86cm" svg:height="0.962cm" svg:x="8.035cm" svg:y="2.164cm">
          <draw:text-box>
            <text:p text:style-name="P7">AlloyMC</text:p>
          </draw:text-box>
        </draw:fram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16:59:23.705433381</meta:creation-date>
    <dc:date>2020-06-19T18:35:57.911055530</dc:date>
    <meta:editing-duration>PT2M31S</meta:editing-duration>
    <meta:editing-cycles>1</meta:editing-cycles>
    <meta:document-statistic meta:object-count="44"/>
    <meta:generator>LibreOffice/6.4.3.2$Linux_X86_64 LibreOffice_project/40$Build-2</meta:generator>
  </office:meta>
</office:document-meta>
</file>